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ff" draw:textarea-horizontal-align="justify" draw:textarea-vertical-align="middle" draw:auto-grow-height="false" fo:min-height="1.147cm" fo:min-width="2.548cm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ffff" draw:textarea-horizontal-align="justify" draw:textarea-vertical-align="middle" draw:auto-grow-height="false" fo:min-height="1.712cm" fo:min-width="7.1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9966" draw:textarea-horizontal-align="justify" draw:textarea-vertical-align="middle" draw:auto-grow-height="false" fo:min-height="3.052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66" draw:textarea-horizontal-align="justify" draw:textarea-vertical-align="middle" draw:auto-grow-height="false" fo:min-height="0.696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66" draw:textarea-horizontal-align="justify" draw:textarea-vertical-align="middle" draw:auto-grow-height="false" fo:min-height="0.696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solid" svg:stroke-color="#000000" draw:fill="none" draw:fill-color="#ffffff" fo:min-height="0.893cm"/>
    </style:style>
    <style:style style:name="gr7" style:family="graphic" style:parent-style-name="standard">
      <style:graphic-properties draw:stroke="solid" svg:stroke-color="#000000" draw:fill="none" draw:fill-color="#ffffff" fo:min-height="0.766cm"/>
    </style:style>
    <style:style style:name="gr8" style:family="graphic" style:parent-style-name="standard">
      <style:graphic-properties draw:stroke="solid" svg:stroke-color="#000000" draw:fill="none" draw:fill-color="#ffffff" fo:min-height="1.423cm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052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052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ffff" draw:textarea-horizontal-align="justify" draw:textarea-vertical-align="middle" draw:auto-grow-height="false" fo:min-height="1.712cm" fo:min-width="7.12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9966" draw:textarea-horizontal-align="justify" draw:textarea-vertical-align="middle" draw:auto-grow-height="false" fo:min-height="3.052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9966" draw:textarea-horizontal-align="justify" draw:textarea-vertical-align="middle" draw:auto-grow-height="false" fo:min-height="3.052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solid" svg:stroke-color="#000000" draw:textarea-horizontal-align="justify" draw:textarea-vertical-align="middle" draw:auto-grow-height="false" fo:min-height="2.544cm" fo:min-width="4.707cm"/>
    </style:style>
    <style:style style:name="gr16" style:family="graphic" style:parent-style-name="objectwithoutfill">
      <style:graphic-properties draw:stroke="solid" svg:stroke-color="#000000" draw:fill="none" draw:textarea-vertical-align="middle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3cm" fo:min-width="0.516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162cm" fo:min-width="0.072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.02cm" fo:min-width="0.643cm"/>
    </style:style>
    <style:style style:name="gr2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9966" draw:textarea-horizontal-align="justify" draw:textarea-vertical-align="middle" draw:auto-grow-height="false" fo:min-height="1.528cm" fo:min-width="3.437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>
      <style:graphic-properties draw:stroke="solid" svg:stroke-color="#000000" draw:fill="none" draw:fill-color="#ffffff" fo:min-height="1.401cm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0.162cm" fo:min-width="0.069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1.02cm" fo:min-width="0.638cm"/>
    </style:style>
    <style:style style:name="gr2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008cm" fo:min-width="0.758cm"/>
    </style:style>
    <style:style style:name="P1" style:family="paragraph">
      <loext:graphic-properties draw:fill-color="#ff00ff"/>
      <style:paragraph-properties fo:text-align="center"/>
    </style:style>
    <style:style style:name="P2" style:family="paragraph">
      <loext:graphic-properties draw:fill="solid" draw:fill-color="#00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6699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397cm" svg:x="15.524cm" svg:y="6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1.962cm" svg:x="4.556cm" svg:y="13.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36cm" svg:height="3.302cm" svg:x="11.033cm" svg:y="19.2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946cm" svg:x="12.684cm" svg:y="14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636cm" svg:height="0.946cm" svg:x="7.096cm" svg:y="12.62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94cm" svg:height="1.143cm" svg:x="15.651cm" svg:y="6.461cm">
          <draw:text-box>
            <text:p>Sample</text:p>
          </draw:text-box>
        </draw:frame>
        <draw:frame draw:style-name="gr7" draw:text-style-name="P5" draw:layer="layout" svg:width="7.493cm" svg:height="1.016cm" svg:x="7.731cm" svg:y="12.625cm">
          <draw:text-box>
            <text:p>Normal: Gold electrodes</text:p>
          </draw:text-box>
        </draw:frame>
        <draw:frame draw:style-name="gr8" draw:text-style-name="P5" draw:layer="layout" svg:width="7.493cm" svg:height="1.673cm" svg:x="11.414cm" svg:y="19.737cm">
          <draw:text-box>
            <text:p>Amplifier, current to voltage convertor</text:p>
          </draw:text-box>
        </draw:frame>
        <draw:frame draw:style-name="gr7" draw:text-style-name="P5" draw:layer="layout" svg:width="7.493cm" svg:height="1.016cm" svg:x="8.874cm" svg:y="15.702cm">
          <draw:text-box>
            <text:p>Super-conductor: NbSl2</text:p>
          </draw:text-box>
        </draw:frame>
        <draw:frame draw:style-name="gr8" draw:text-style-name="P5" draw:layer="layout" svg:width="7.493cm" svg:height="1.673cm" svg:x="4.556cm" svg:y="13.875cm">
          <draw:text-box>
            <text:p>Digital-analog-convertor: gives VDC</text:p>
          </draw:text-box>
        </draw:frame>
        <draw:custom-shape draw:style-name="gr9" draw:text-style-name="P6" draw:layer="layout" svg:width="8.636cm" svg:height="3.302cm" svg:x="2.133cm" svg:y="19.2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.636cm" svg:height="3.302cm" svg:x="2.133cm" svg:y="23.02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493cm" svg:height="1.016cm" svg:x="2.778cm" svg:y="21.007cm">
          <draw:text-box>
            <text:p>volmeter</text:p>
          </draw:text-box>
        </draw:frame>
        <draw:frame draw:style-name="gr7" draw:text-style-name="P5" draw:layer="layout" svg:width="7.493cm" svg:height="1.016cm" svg:x="2.779cm" svg:y="23.207cm">
          <draw:text-box>
            <text:p>Voltmeter</text:p>
          </draw:text-box>
        </draw:frame>
        <draw:custom-shape draw:style-name="gr11" draw:text-style-name="P2" draw:layer="layout" svg:width="7.62cm" svg:height="1.962cm" svg:x="7.356cm" svg:y="17.1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493cm" svg:height="1.016cm" svg:x="7.731cm" svg:y="17.607cm">
          <draw:text-box>
            <text:p>Computer</text:p>
          </draw:text-box>
        </draw:frame>
        <draw:custom-shape draw:style-name="gr12" draw:text-style-name="P3" draw:layer="layout" svg:width="8.636cm" svg:height="3.302cm" svg:x="11.033cm" svg:y="23.1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636cm" svg:height="3.302cm" svg:x="11.033cm" svg:y="26.72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493cm" svg:height="1.016cm" svg:x="11.415cm" svg:y="23.338cm">
          <draw:text-box>
            <text:p>RC low pass filter</text:p>
          </draw:text-box>
        </draw:frame>
        <draw:frame draw:style-name="gr7" draw:text-style-name="P5" draw:layer="layout" svg:width="7.493cm" svg:height="1.016cm" svg:x="11.416cm" svg:y="26.839cm">
          <draw:text-box>
            <text:p>Voltage devider</text:p>
          </draw:text-box>
        </draw:frame>
        <draw:line draw:style-name="gr14" draw:text-style-name="P7" draw:layer="layout" svg:x1="4.683cm" svg:y1="1.889cm" svg:x2="4.683cm" svg:y2="4.556cm">
          <text:p/>
        </draw:line>
        <draw:custom-shape draw:style-name="gr15" draw:text-style-name="P8" draw:layer="layout" svg:width="5.207cm" svg:height="2.794cm" svg:x="3.921cm" svg:y="26.468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2.016cm" svg:y1="16.943cm" svg:x2="4.024cm" svg:y2="17.324cm">
          <text:p/>
        </draw:line>
        <draw:line draw:style-name="gr16" draw:text-style-name="P7" draw:layer="layout" svg:x1="10.271cm" svg:y1="3.098cm" svg:x2="10.271cm" svg:y2="5.745cm">
          <text:p/>
        </draw:line>
        <draw:line draw:style-name="gr16" draw:text-style-name="P7" draw:layer="layout" svg:x1="9.89cm" svg:y1="3.613cm" svg:x2="9.89cm" svg:y2="4.81cm">
          <text:p/>
        </draw:line>
        <draw:line draw:style-name="gr16" draw:text-style-name="P7" draw:layer="layout" svg:x1="12.811cm" svg:y1="4.302cm" svg:x2="10.271cm" svg:y2="4.302cm">
          <text:p/>
        </draw:line>
        <draw:custom-shape draw:style-name="gr17" draw:text-style-name="P8" draw:layer="layout" svg:width="2.032cm" svg:height="1.651cm" svg:x="3.286cm" svg:y="11.482cm">
          <text:p/>
          <draw:enhanced-geometry svg:viewBox="0 0 21600 21600" draw:glue-points="?f0 0 ?f1 10800 0 21600 10800 21600 21600 21600 ?f7 10800" draw:text-areas="?f1 10800 ?f2 18000 ?f3 7200 ?f4 21600" draw:type="isosceles-triangle" draw:modifiers="11039.055582882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1.143cm" svg:height="1.27cm" svg:x="12.514cm" svg:y="3.03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8" draw:layer="layout" svg:width="1.143cm" svg:height="1.27cm" svg:x="12.514cm" svg:y="4.302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line draw:style-name="gr16" draw:text-style-name="P7" draw:layer="layout" svg:x1="14.587cm" svg:y1="4.302cm" svg:x2="13.571cm" svg:y2="4.302cm">
          <text:p/>
        </draw:line>
        <draw:custom-shape draw:style-name="gr20" draw:text-style-name="P3" draw:layer="layout" svg:width="3.937cm" svg:height="1.778cm" svg:x="14.546cm" svg:y="3.413cm">
          <text:p text:style-name="P9">RC Low Pass</text:p>
          <text:p text:style-name="P9">Filter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1" draw:text-style-name="P5" draw:layer="layout" svg:width="4.953cm" svg:height="1.673cm" svg:x="12.303cm" svg:y="1.232cm">
          <draw:text-box>
            <text:p>Voltage devider</text:p>
            <text:p><text:s/>1:100</text:p>
          </draw:text-box>
        </draw:frame>
        <draw:custom-shape draw:style-name="gr22" draw:text-style-name="P8" draw:layer="layout" svg:width="1.138cm" svg:height="1.27cm" svg:x="13.765cm" svg:y="5.82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3" draw:text-style-name="P8" draw:layer="layout" svg:width="1.138cm" svg:height="1.27cm" svg:x="13.765cm" svg:y="7.096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line draw:style-name="gr16" draw:text-style-name="P7" draw:layer="layout" svg:x1="19.118cm" svg:y1="4.175cm" svg:x2="19.118cm" svg:y2="7.096cm">
          <text:p/>
        </draw:line>
        <draw:line draw:style-name="gr16" draw:text-style-name="P7" draw:layer="layout" svg:x1="19.118cm" svg:y1="4.302cm" svg:x2="18.356cm" svg:y2="4.302cm">
          <text:p/>
        </draw:line>
        <draw:line draw:style-name="gr16" draw:text-style-name="P7" draw:layer="layout" svg:x1="19.118cm" svg:y1="7.002cm" svg:x2="18.356cm" svg:y2="7.002cm">
          <text:p/>
        </draw:line>
        <draw:line draw:style-name="gr16" draw:text-style-name="P7" draw:layer="layout" svg:x1="15.618cm" svg:y1="7.002cm" svg:x2="14.856cm" svg:y2="7.002cm">
          <text:p/>
        </draw:line>
        <draw:frame draw:style-name="gr21" draw:text-style-name="P5" draw:layer="layout" svg:width="4.953cm" svg:height="1.673cm" svg:x="12.176cm" svg:y="8.366cm">
          <draw:text-box>
            <text:p>Amplifier + I to V converter</text:p>
          </draw:text-box>
        </draw:frame>
        <draw:line draw:style-name="gr16" draw:text-style-name="P7" draw:layer="layout" svg:x1="13.887cm" svg:y1="7.102cm" svg:x2="11.795cm" svg:y2="7.096cm">
          <text:p/>
        </draw:line>
        <draw:custom-shape draw:style-name="gr24" draw:text-style-name="P10" draw:layer="layout" svg:width="1.778cm" svg:height="1.778cm" svg:x="9.382cm" svg:y="1.046cm">
          <text:p text:style-name="P8">V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0" draw:layer="layout" svg:width="1.778cm" svg:height="1.778cm" svg:x="10.017cm" svg:y="6.207cm">
          <text:p text:style-name="P8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9.787cm" svg:y1="4.302cm" svg:x2="8.771cm" svg:y2="4.302cm">
          <text:p/>
        </draw:line>
        <draw:line draw:style-name="gr16" draw:text-style-name="P7" draw:layer="layout" svg:x1="8.871cm" svg:y1="4.299cm" svg:x2="8.871cm" svg:y2="6.946cm">
          <text:p/>
        </draw:line>
        <draw:line draw:style-name="gr16" draw:text-style-name="P7" draw:layer="layout" svg:x1="9.887cm" svg:y1="7.002cm" svg:x2="8.871cm" svg:y2="7.002cm">
          <text:p/>
        </draw:line>
        <draw:line draw:style-name="gr16" draw:text-style-name="P7" draw:layer="layout" svg:x1="9.355cm" svg:y1="1.762cm" svg:x2="9.39cm" svg:y2="4.239cm">
          <text:p/>
        </draw:line>
        <draw:line draw:style-name="gr16" draw:text-style-name="P7" draw:layer="layout" svg:x1="11.156cm" svg:y1="1.763cm" svg:x2="11.191cm" svg:y2="4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9:40:15.341584195</meta:creation-date>
    <dc:date>2016-11-07T15:55:42.300780800</dc:date>
    <meta:editing-duration>PT24M5S</meta:editing-duration>
    <meta:editing-cycles>6</meta:editing-cycles>
    <meta:generator>LibreOffice/5.2.2.2.0$Linux_X86_64 LibreOffice_project/20m0$Build-2</meta:generator>
    <meta:document-statistic meta:object-count="47"/>
  </office:meta>
</office:document-meta>
</file>